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 Math" svg:font-family="Cambria Math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e" style:master-page-name="MP0" style:family="paragraph">
      <style:paragraph-properties fo:break-before="page"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it" style:country-asian="IT"/>
    </style:style>
    <style:style style:name="P2" style:parent-style-name="Normale" style:family="paragraph">
      <style:paragraph-properties fo:margin-top="0.0694in" fo:margin-bottom="0.0694in" fo:line-height="100%"/>
    </style:style>
    <style:style style:name="T3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4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P5" style:parent-style-name="Normale" style:list-style-name="LFO1" style:family="paragraph">
      <style:paragraph-properties fo:margin-top="0.0694in" fo:margin-bottom="0.0694in" fo:line-height="100%"/>
    </style:style>
    <style:style style:name="T6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7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8" style:parent-style-name="Car.predefinitoparagrafo" style:family="text">
      <style:text-properties style:font-name="Cambria Math" style:font-name-asian="Times New Roman" style:font-name-complex="Cambria Math" style:letter-kerning="false" fo:font-size="12pt" style:font-size-asian="12pt" style:font-size-complex="12pt" style:language-asian="it" style:country-asian="IT"/>
    </style:style>
    <style:style style:name="T9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P10" style:parent-style-name="Normale" style:list-style-name="LFO1" style:family="paragraph">
      <style:paragraph-properties fo:margin-top="0.0694in" fo:margin-bottom="0.0694in" fo:line-height="100%"/>
    </style:style>
    <style:style style:name="T11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12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13" style:parent-style-name="Car.predefinitoparagrafo" style:family="text">
      <style:text-properties style:font-name="Cambria Math" style:font-name-asian="Times New Roman" style:font-name-complex="Cambria Math" style:letter-kerning="false" fo:font-size="12pt" style:font-size-asian="12pt" style:font-size-complex="12pt" style:language-asian="it" style:country-asian="IT"/>
    </style:style>
    <style:style style:name="T14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P15" style:parent-style-name="Normale" style:list-style-name="LFO1" style:family="paragraph">
      <style:paragraph-properties fo:margin-top="0.0694in" fo:margin-bottom="0.0694in" fo:line-height="100%"/>
    </style:style>
    <style:style style:name="T16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17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18" style:parent-style-name="Car.predefinitoparagrafo" style:family="text">
      <style:text-properties style:font-name="Cambria Math" style:font-name-asian="Times New Roman" style:font-name-complex="Cambria Math" style:letter-kerning="false" fo:font-size="12pt" style:font-size-asian="12pt" style:font-size-complex="12pt" style:language-asian="it" style:country-asian="IT"/>
    </style:style>
    <style:style style:name="T19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P20" style:parent-style-name="Normale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P21" style:parent-style-name="Normale" style:family="paragraph">
      <style:paragraph-properties fo:margin-top="0.0694in" fo:margin-bottom="0.0694in" fo:line-height="100%"/>
    </style:style>
    <style:style style:name="T22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P23" style:parent-style-name="Normale" style:list-style-name="LFO2" style:family="paragraph">
      <style:paragraph-properties fo:margin-top="0.0694in" fo:margin-bottom="0.0694in" fo:line-height="100%"/>
    </style:style>
    <style:style style:name="T24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25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26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P27" style:parent-style-name="Normale" style:list-style-name="LFO2" style:family="paragraph">
      <style:paragraph-properties fo:margin-top="0.0694in" fo:margin-bottom="0.0694in" fo:line-height="100%"/>
    </style:style>
    <style:style style:name="T28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29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30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P31" style:parent-style-name="Normale" style:list-style-name="LFO2" style:family="paragraph">
      <style:paragraph-properties fo:margin-top="0.0694in" fo:margin-bottom="0.0694in" fo:line-height="100%"/>
    </style:style>
    <style:style style:name="T32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33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34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35" style:parent-style-name="Car.predefinitoparagrafo" style:family="text">
      <style:text-properties style:font-name="Cambria Math" style:font-name-asian="Times New Roman" style:font-name-complex="Cambria Math" style:letter-kerning="false" fo:font-size="12pt" style:font-size-asian="12pt" style:font-size-complex="12pt" style:language-asian="it" style:country-asian="IT"/>
    </style:style>
    <style:style style:name="T36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37" style:parent-style-name="Car.predefinitoparagrafo" style:family="text">
      <style:text-properties style:font-name="Cambria Math" style:font-name-asian="Times New Roman" style:font-name-complex="Cambria Math" style:letter-kerning="false" fo:font-size="12pt" style:font-size-asian="12pt" style:font-size-complex="12pt" style:language-asian="it" style:country-asian="IT"/>
    </style:style>
    <style:style style:name="T38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P39" style:parent-style-name="Normale" style:family="paragraph">
      <style:paragraph-properties fo:margin-top="0.0694in" fo:margin-bottom="0.0694in" fo:line-height="100%"/>
    </style:style>
    <style:style style:name="T40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P41" style:parent-style-name="Normale" style:list-style-name="LFO3" style:family="paragraph">
      <style:paragraph-properties fo:margin-top="0.0694in" fo:margin-bottom="0.0694in" fo:line-height="100%"/>
    </style:style>
    <style:style style:name="T42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43" style:parent-style-name="Car.predefinitoparagrafo" style:family="text">
      <style:text-properties style:font-name="Cambria Math" style:font-name-asian="Times New Roman" style:font-name-complex="Cambria Math" style:letter-kerning="false" fo:font-size="12pt" style:font-size-asian="12pt" style:font-size-complex="12pt" style:language-asian="it" style:country-asian="IT"/>
    </style:style>
    <style:style style:name="T44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45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46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47" style:parent-style-name="Car.predefinitoparagrafo" style:family="text">
      <style:text-properties style:font-name="Cambria Math" style:font-name-asian="Times New Roman" style:font-name-complex="Cambria Math" style:letter-kerning="false" fo:font-size="12pt" style:font-size-asian="12pt" style:font-size-complex="12pt" style:language-asian="it" style:country-asian="IT"/>
    </style:style>
    <style:style style:name="T48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49" style:parent-style-name="Car.predefinitoparagrafo" style:family="text">
      <style:text-properties style:font-name="Cambria Math" style:font-name-asian="Times New Roman" style:font-name-complex="Cambria Math" style:letter-kerning="false" fo:font-size="12pt" style:font-size-asian="12pt" style:font-size-complex="12pt" style:language-asian="it" style:country-asian="IT"/>
    </style:style>
    <style:style style:name="T50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P51" style:parent-style-name="Normale" style:list-style-name="LFO3" style:family="paragraph">
      <style:paragraph-properties fo:margin-top="0.0694in" fo:margin-bottom="0.0694in" fo:line-height="100%"/>
    </style:style>
    <style:style style:name="T52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53" style:parent-style-name="Car.predefinitoparagrafo" style:family="text">
      <style:text-properties style:font-name="Cambria Math" style:font-name-asian="Times New Roman" style:font-name-complex="Cambria Math" style:letter-kerning="false" fo:font-size="12pt" style:font-size-asian="12pt" style:font-size-complex="12pt" style:language-asian="it" style:country-asian="IT"/>
    </style:style>
    <style:style style:name="T54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55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56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57" style:parent-style-name="Car.predefinitoparagrafo" style:family="text">
      <style:text-properties style:font-name="Cambria Math" style:font-name-asian="Times New Roman" style:font-name-complex="Cambria Math" style:letter-kerning="false" fo:font-size="12pt" style:font-size-asian="12pt" style:font-size-complex="12pt" style:language-asian="it" style:country-asian="IT"/>
    </style:style>
    <style:style style:name="T58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P59" style:parent-style-name="Normale" style:family="paragraph">
      <style:paragraph-properties fo:margin-top="0.0694in" fo:margin-bottom="0.0694in" fo:line-height="100%"/>
    </style:style>
    <style:style style:name="T60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61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62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63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P64" style:parent-style-name="Normale" style:family="paragraph">
      <style:paragraph-properties fo:margin-top="0.0694in" fo:margin-bottom="0.0694in" fo:line-height="100%"/>
    </style:style>
    <style:style style:name="T65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P66" style:parent-style-name="Normale" style:list-style-name="LFO4" style:family="paragraph">
      <style:paragraph-properties fo:margin-top="0.0694in" fo:margin-bottom="0.0694in" fo:line-height="100%"/>
    </style:style>
    <style:style style:name="T67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68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P69" style:parent-style-name="Normale" style:list-style-name="LFO4" style:family="paragraph">
      <style:paragraph-properties fo:margin-top="0.0694in" fo:margin-bottom="0.0694in" fo:line-height="100%"/>
    </style:style>
    <style:style style:name="T70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71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P72" style:parent-style-name="Normale" style:list-style-name="LFO4" style:family="paragraph">
      <style:paragraph-properties fo:margin-top="0.0694in" fo:margin-bottom="0.0694in" fo:line-height="100%"/>
    </style:style>
    <style:style style:name="T73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74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75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P76" style:parent-style-name="Normale" style:family="paragraph">
      <style:paragraph-properties fo:margin-top="0.0694in" fo:margin-bottom="0.0694in" fo:line-height="100%"/>
    </style:style>
    <style:style style:name="T77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P78" style:parent-style-name="Normale" style:list-style-name="LFO5" style:family="paragraph">
      <style:paragraph-properties fo:margin-top="0.0694in" fo:margin-bottom="0.0694in" fo:line-height="100%"/>
    </style:style>
    <style:style style:name="T79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80" style:parent-style-name="Car.predefinitoparagrafo" style:family="text">
      <style:text-properties style:font-name="Cambria Math" style:font-name-asian="Times New Roman" style:font-name-complex="Cambria Math" style:letter-kerning="false" fo:font-size="12pt" style:font-size-asian="12pt" style:font-size-complex="12pt" style:language-asian="it" style:country-asian="IT"/>
    </style:style>
    <style:style style:name="T81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82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83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P84" style:parent-style-name="Normale" style:list-style-name="LFO5" style:family="paragraph">
      <style:paragraph-properties fo:margin-top="0.0694in" fo:margin-bottom="0.0694in" fo:line-height="100%"/>
    </style:style>
    <style:style style:name="T85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86" style:parent-style-name="Car.predefinitoparagrafo" style:family="text">
      <style:text-properties style:font-name="Cambria Math" style:font-name-asian="Times New Roman" style:font-name-complex="Cambria Math" style:letter-kerning="false" fo:font-size="12pt" style:font-size-asian="12pt" style:font-size-complex="12pt" style:language-asian="it" style:country-asian="IT"/>
    </style:style>
    <style:style style:name="T87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88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89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P90" style:parent-style-name="Normale" style:family="paragraph">
      <style:paragraph-properties fo:margin-top="0.0694in" fo:margin-bottom="0.0694in" fo:line-height="100%"/>
    </style:style>
    <style:style style:name="T91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P92" style:parent-style-name="Normale" style:list-style-name="LFO6" style:family="paragraph">
      <style:paragraph-properties fo:margin-top="0.0694in" fo:margin-bottom="0.0694in" fo:line-height="100%"/>
    </style:style>
    <style:style style:name="T93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94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95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96" style:parent-style-name="Car.predefinitoparagrafo" style:family="text">
      <style:text-properties style:font-name="Cambria Math" style:font-name-asian="Times New Roman" style:font-name-complex="Cambria Math" style:letter-kerning="false" fo:font-size="12pt" style:font-size-asian="12pt" style:font-size-complex="12pt" style:language-asian="it" style:country-asian="IT"/>
    </style:style>
    <style:style style:name="T97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98" style:parent-style-name="Car.predefinitoparagrafo" style:family="text">
      <style:text-properties style:font-name="Cambria Math" style:font-name-asian="Times New Roman" style:font-name-complex="Cambria Math" style:letter-kerning="false" fo:font-size="12pt" style:font-size-asian="12pt" style:font-size-complex="12pt" style:language-asian="it" style:country-asian="IT"/>
    </style:style>
    <style:style style:name="T99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100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101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P102" style:parent-style-name="Normale" style:list-style-name="LFO6" style:family="paragraph">
      <style:paragraph-properties fo:margin-top="0.0694in" fo:margin-bottom="0.0694in" fo:line-height="100%"/>
    </style:style>
    <style:style style:name="T103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104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105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P106" style:parent-style-name="Normale" style:list-style-name="LFO6" style:family="paragraph">
      <style:paragraph-properties fo:margin-top="0.0694in" fo:margin-bottom="0.0694in" fo:line-height="100%"/>
    </style:style>
    <style:style style:name="T107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108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109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P110" style:parent-style-name="Normale" style:family="paragraph">
      <style:paragraph-properties fo:margin-top="0.0694in" fo:margin-bottom="0.0694in" fo:line-height="100%"/>
    </style:style>
    <style:style style:name="T111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P112" style:parent-style-name="Normale" style:list-style-name="LFO7" style:family="paragraph">
      <style:paragraph-properties fo:margin-top="0.0694in" fo:margin-bottom="0.0694in" fo:line-height="100%"/>
    </style:style>
    <style:style style:name="T113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114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115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P116" style:parent-style-name="Normale" style:list-style-name="LFO7" style:family="paragraph">
      <style:paragraph-properties fo:margin-top="0.0694in" fo:margin-bottom="0.0694in" fo:line-height="100%"/>
    </style:style>
    <style:style style:name="T117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118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119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P120" style:parent-style-name="Normale" style:family="paragraph">
      <style:paragraph-properties fo:margin-top="0.0694in" fo:margin-bottom="0.0694in" fo:line-height="100%"/>
    </style:style>
    <style:style style:name="T121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122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123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124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125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126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P127" style:parent-style-name="Normale" style:family="paragraph">
      <style:paragraph-properties fo:margin-top="0.0694in" fo:margin-bottom="0.0694in" fo:line-height="100%"/>
    </style:style>
    <style:style style:name="T128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129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130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131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132" style:parent-style-name="Car.predefinitoparagrafo" style:family="text">
      <style:text-properties style:font-name="Cambria Math" style:font-name-asian="Times New Roman" style:font-name-complex="Cambria Math" style:letter-kerning="false" fo:font-size="12pt" style:font-size-asian="12pt" style:font-size-complex="12pt" style:language-asian="it" style:country-asian="IT"/>
    </style:style>
    <style:style style:name="T133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134" style:parent-style-name="Car.predefinitoparagrafo" style:family="text">
      <style:text-properties style:font-name="Cambria Math" style:font-name-asian="Times New Roman" style:font-name-complex="Cambria Math" style:letter-kerning="false" fo:font-size="12pt" style:font-size-asian="12pt" style:font-size-complex="12pt" style:language-asian="it" style:country-asian="IT"/>
    </style:style>
    <style:style style:name="T135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P136" style:parent-style-name="Normale" style:family="paragraph">
      <style:paragraph-properties fo:margin-top="0.0694in" fo:margin-bottom="0.0694in" fo:line-height="100%"/>
    </style:style>
    <style:style style:name="T137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138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139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140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P141" style:parent-style-name="Normale" style:family="paragraph">
      <style:paragraph-properties fo:margin-top="0.0694in" fo:margin-bottom="0.0694in" fo:line-height="100%"/>
    </style:style>
    <style:style style:name="T142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143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144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145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146" style:parent-style-name="Car.predefinitoparagrafo" style:family="text">
      <style:text-properties style:font-name="Cambria Math" style:font-name-asian="Times New Roman" style:font-name-complex="Cambria Math" style:letter-kerning="false" fo:font-size="12pt" style:font-size-asian="12pt" style:font-size-complex="12pt" style:language-asian="it" style:country-asian="IT"/>
    </style:style>
    <style:style style:name="T147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P148" style:parent-style-name="Normale" style:family="paragraph">
      <style:paragraph-properties fo:margin-top="0.0694in" fo:margin-bottom="0.0694in" fo:line-height="100%"/>
    </style:style>
    <style:style style:name="T149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150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151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152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P153" style:parent-style-name="Normale" style:family="paragraph">
      <style:paragraph-properties fo:margin-top="0.0694in" fo:margin-bottom="0.0694in" fo:line-height="100%"/>
    </style:style>
    <style:style style:name="T154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P155" style:parent-style-name="Normale" style:list-style-name="LFO8" style:family="paragraph">
      <style:paragraph-properties fo:margin-top="0.0694in" fo:margin-bottom="0.0694in" fo:line-height="100%"/>
    </style:style>
    <style:style style:name="T156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157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P158" style:parent-style-name="Normale" style:list-style-name="LFO8" style:family="paragraph">
      <style:paragraph-properties fo:margin-top="0.0694in" fo:margin-bottom="0.0694in" fo:line-height="100%"/>
    </style:style>
    <style:style style:name="T159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160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P161" style:parent-style-name="Normale" style:list-style-name="LFO8" style:family="paragraph">
      <style:paragraph-properties fo:margin-top="0.0694in" fo:margin-bottom="0.0694in" fo:line-height="100%"/>
    </style:style>
    <style:style style:name="T162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163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164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P165" style:parent-style-name="Normale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</office:automatic-styles>
  <office:body>
    <office:text text:use-soft-page-breaks="true">
      <text:h text:style-name="P1" text:outline-level="3">Spazi Metrici e Topologia</text:h>
      <text:p text:style-name="P2"><text:span text:style-name="T3">Definizione di spazio metrico:</text:span><text:span text:style-name="T4"><text:s/>Uno spazio metrico è un insieme M dotato di una funzione d: M × M → [0,∞) che soddisfa le seguenti proprietà:</text:span></text:p>
      <text:list text:style-name="LFO1" text:continue-numbering="true">
        <text:list-item>
          <text:p text:style-name="P5"><text:span text:style-name="T6">Proprietà di separazione:</text:span><text:span text:style-name="T7"><text:s/>Per ogni x, y<text:s/></text:span><text:span text:style-name="T8">∈</text:span><text:span text:style-name="T9"><text:s/>M, d(x, y) = 0 se e solo se x = y.</text:span></text:p>
        </text:list-item>
        <text:list-item>
          <text:p text:style-name="P10"><text:span text:style-name="T11">Simmetria:</text:span><text:span text:style-name="T12"><text:s/>Per ogni x, y<text:s/></text:span><text:span text:style-name="T13">∈</text:span><text:span text:style-name="T14"><text:s/>M, d(x, y) = d(y, x).</text:span></text:p>
        </text:list-item>
        <text:list-item>
          <text:p text:style-name="P15"><text:span text:style-name="T16">Disuguaglianza triangolare:</text:span><text:span text:style-name="T17"><text:s/>Per ogni x, y, z<text:s/></text:span><text:span text:style-name="T18">∈</text:span><text:span text:style-name="T19"><text:s/>M, d(x, z) ≤ d(x, y) + d(y, z).</text:span></text:p>
        </text:list-item>
      </text:list>
      <text:p text:style-name="P20">La funzione d è detta distanza o metrica su M.</text:p>
      <text:p text:style-name="P21"><text:span text:style-name="T22">Esempi di spazi metrici:</text:span></text:p>
      <text:list text:style-name="LFO2" text:continue-numbering="true">
        <text:list-item>
          <text:p text:style-name="P23"><text:span text:style-name="T24">Lo spazio euclideo<text:s/></text:span><text:span text:style-name="T25">Rn</text:span><text:span text:style-name="T26"><text:s/>con la metrica euclidea d2(x, y) = √∑j=1n |xj − yj|2.</text:span></text:p>
        </text:list-item>
        <text:list-item>
          <text:p text:style-name="P27"><text:span text:style-name="T28">Lo spazio<text:s/></text:span><text:span text:style-name="T29">Cn</text:span><text:span text:style-name="T30"><text:s/>con la metrica euclidea d2(x, y) = √∑j=1n |xj − yj|2.</text:span></text:p>
        </text:list-item>
        <text:list-item>
          <text:p text:style-name="P31"><text:span text:style-name="T32">Lo spazio delle funzioni continue<text:s/></text:span><text:span text:style-name="T33">C[a, b]</text:span><text:span text:style-name="T34"><text:s/>con la metrica dell'estremo superiore d∞(f, g) := supt</text:span><text:span text:style-name="T35">∈</text:span><text:span text:style-name="T36">[a,b] |f(t)−g(t)| = maxt</text:span><text:span text:style-name="T37">∈</text:span><text:span text:style-name="T38">[a,b] |f(t)−g(t)|.</text:span></text:p>
        </text:list-item>
      </text:list>
      <text:p text:style-name="P39"><text:span text:style-name="T40">Successioni in spazi metrici:</text:span></text:p>
      <text:list text:style-name="LFO3" text:continue-numbering="true">
        <text:list-item>
          <text:p text:style-name="P41"><text:span text:style-name="T42">Una successione (xn)n</text:span><text:span text:style-name="T43">∈</text:span><text:span text:style-name="T44">N in uno spazio metrico (M, d)<text:s/></text:span><text:span text:style-name="T45">converge</text:span><text:span text:style-name="T46"><text:s/>a un punto x<text:s/></text:span><text:span text:style-name="T47">∈</text:span><text:span text:style-name="T48"><text:s/>M se per ogni ε &gt; 0 esiste N<text:s/></text:span><text:span text:style-name="T49">∈</text:span><text:span text:style-name="T50"><text:s/>N tale che d(xn, x) &lt; ε per ogni n &gt; N.</text:span></text:p>
        </text:list-item>
        <text:list-item>
          <text:p text:style-name="P51"><text:span text:style-name="T52">Una successione (xn)n</text:span><text:span text:style-name="T53">∈</text:span><text:span text:style-name="T54">N in uno spazio metrico (M, d) è di<text:s/></text:span><text:span text:style-name="T55">Cauchy</text:span><text:span text:style-name="T56"><text:s/>se per ogni ε &gt; 0 esiste N<text:s/></text:span><text:span text:style-name="T57">∈</text:span><text:span text:style-name="T58"><text:s/>N tale che d(xn, xm) &lt; ε per ogni n, m &gt; N.</text:span></text:p>
        </text:list-item>
      </text:list>
      <text:p text:style-name="P59"><text:span text:style-name="T60">Spazi metrici completi:</text:span><text:span text:style-name="T61"><text:s/>Uno spazio metrico (M, d) è<text:s/></text:span><text:span text:style-name="T62">completo</text:span><text:span text:style-name="T63"><text:s/>se ogni successione di Cauchy a valori in M converge a un punto di M.</text:span></text:p>
      <text:p text:style-name="P64"><text:span text:style-name="T65">Esempi di spazi metrici completi:</text:span></text:p>
      <text:list text:style-name="LFO4" text:continue-numbering="true">
        <text:list-item>
          <text:p text:style-name="P66"><text:span text:style-name="T67">Rn</text:span><text:span text:style-name="T68"><text:s/>con la metrica euclidea.</text:span></text:p>
        </text:list-item>
        <text:list-item>
          <text:p text:style-name="P69"><text:span text:style-name="T70">Cn</text:span><text:span text:style-name="T71"><text:s/>con la metrica euclidea.</text:span></text:p>
        </text:list-item>
        <text:list-item>
          <text:p text:style-name="P72"><text:span text:style-name="T73">Lo spazio delle funzioni continue e limitate<text:s/></text:span><text:span text:style-name="T74">Cb(S, F)</text:span><text:span text:style-name="T75"><text:s/>con la metrica dell'estremo superiore.</text:span></text:p>
        </text:list-item>
      </text:list>
      <text:p text:style-name="P76"><text:span text:style-name="T77">Convergenza puntuale e uniforme:</text:span></text:p>
      <text:list text:style-name="LFO5" text:continue-numbering="true">
        <text:list-item>
          <text:p text:style-name="P78"><text:span text:style-name="T79">Una successione di funzioni (fn)n</text:span><text:span text:style-name="T80">∈</text:span><text:span text:style-name="T81">N converge<text:s/></text:span><text:span text:style-name="T82">puntualmente</text:span><text:span text:style-name="T83"><text:s/>a una funzione f se limn→∞ fn(t) = f(t) per ogni t nell'insieme di definizione.</text:span></text:p>
        </text:list-item>
        <text:list-item>
          <text:p text:style-name="P84"><text:span text:style-name="T85">Una successione di funzioni (fn)n</text:span><text:span text:style-name="T86">∈</text:span><text:span text:style-name="T87">N converge<text:s/></text:span><text:span text:style-name="T88">uniformemente</text:span><text:span text:style-name="T89"><text:s/>a una funzione f se limn→∞ d∞(fn, f) = 0.</text:span></text:p>
        </text:list-item>
      </text:list>
      <text:p text:style-name="P90"><text:span text:style-name="T91">Topologia in spazi metrici:</text:span></text:p>
      <text:list text:style-name="LFO6" text:continue-numbering="true">
        <text:list-item>
          <text:p text:style-name="P92"><text:span text:style-name="T93">Un sottoinsieme U di uno spazio metrico (M, d) è un<text:s/></text:span><text:span text:style-name="T94">intorno</text:span><text:span text:style-name="T95"><text:s/>di un punto x<text:s/></text:span><text:span text:style-name="T96">∈</text:span><text:span text:style-name="T97"><text:s/>M se esiste r &gt; 0 tale che B(x, r)<text:s/></text:span><text:span text:style-name="T98">⊆</text:span><text:span text:style-name="T99"><text:s/>U, dove B(x, r) è la<text:s/></text:span><text:span text:style-name="T100">palla aperta</text:span><text:span text:style-name="T101"><text:s/>di centro x e raggio r.</text:span></text:p>
        </text:list-item>
        <text:list-item>
          <text:p text:style-name="P102"><text:span text:style-name="T103">Un sottoinsieme A di M è<text:s/></text:span><text:span text:style-name="T104">aperto</text:span><text:span text:style-name="T105"><text:s/>se è un intorno di ogni suo punto.</text:span></text:p>
        </text:list-item>
        <text:list-item>
          <text:p text:style-name="P106"><text:span text:style-name="T107">Un sottoinsieme C di M è<text:s/></text:span><text:span text:style-name="T108">chiuso</text:span><text:span text:style-name="T109"><text:s/>se il suo complementare M \ C è aperto.</text:span></text:p>
        </text:list-item>
      </text:list>
      <text:p text:style-name="P110"><text:span text:style-name="T111">Compattezza in spazi metrici:</text:span></text:p>
      <text:soft-page-break/>
      <text:list text:style-name="LFO7" text:continue-numbering="true">
        <text:list-item>
          <text:p text:style-name="P112"><text:span text:style-name="T113">Un sottoinsieme K di uno spazio metrico (M, d) è<text:s/></text:span><text:span text:style-name="T114">compatto</text:span><text:span text:style-name="T115"><text:s/>se ogni successione a valori in K ha una sottosuccessione che converge a un punto di K.</text:span></text:p>
        </text:list-item>
        <text:list-item>
          <text:p text:style-name="P116"><text:span text:style-name="T117">Un sottoinsieme E di M è<text:s/></text:span><text:span text:style-name="T118">relativamente compatto</text:span><text:span text:style-name="T119"><text:s/>se la sua chiusura E̅ è compatta.</text:span></text:p>
        </text:list-item>
      </text:list>
      <text:p text:style-name="P120"><text:span text:style-name="T121">Teorema di Heine-Borel:</text:span><text:span text:style-name="T122"><text:s/>In<text:s/></text:span><text:span text:style-name="T123">Rn</text:span><text:span text:style-name="T124"><text:s/>(o<text:s/></text:span><text:span text:style-name="T125">Cn</text:span><text:span text:style-name="T126">), un sottoinsieme è compatto se e solo se è chiuso e limitato.</text:span></text:p>
      <text:p text:style-name="P127"><text:span text:style-name="T128">Continuità in spazi metrici:</text:span><text:span text:style-name="T129"><text:s/>Una funzione f: M → N tra spazi metrici è<text:s/></text:span><text:span text:style-name="T130">continua</text:span><text:span text:style-name="T131"><text:s/>in un punto x<text:s/></text:span><text:span text:style-name="T132">∈</text:span><text:span text:style-name="T133"><text:s/>M se per ogni ε &gt; 0 esiste δ &gt; 0 tale che dN(f(x), f(x')) &lt; ε per ogni x'<text:s/></text:span><text:span text:style-name="T134">∈</text:span><text:span text:style-name="T135"><text:s/>M con dM(x, x') &lt; δ.</text:span></text:p>
      <text:p text:style-name="P136"><text:span text:style-name="T137">Teorema di Heine-Cantor:</text:span><text:span text:style-name="T138"><text:s/>Se M è uno spazio metrico compatto e f: M → N è una funzione continua, allora f è<text:s/></text:span><text:span text:style-name="T139">uniformemente continua</text:span><text:span text:style-name="T140">.</text:span></text:p>
      <text:p text:style-name="P141"><text:span text:style-name="T142">Funzioni lipschitziane:</text:span><text:span text:style-name="T143"><text:s/>Una funzione f: M → N tra spazi metrici è<text:s/></text:span><text:span text:style-name="T144">lipschitziana</text:span><text:span text:style-name="T145"><text:s/>se esiste una costante L ≥ 0 tale che dN(f(x), f(x')) ≤ L dM(x, x') per ogni x, x'<text:s/></text:span><text:span text:style-name="T146">∈</text:span><text:span text:style-name="T147"><text:s/>M. Una funzione lipschitziana è uniformemente continua.</text:span></text:p>
      <text:p text:style-name="P148"><text:span text:style-name="T149">Separabilità:</text:span><text:span text:style-name="T150"><text:s/>Uno spazio metrico (M, d) è<text:s/></text:span><text:span text:style-name="T151">separabile</text:span><text:span text:style-name="T152"><text:s/>se ha un sottoinsieme denso e numerabile.</text:span></text:p>
      <text:p text:style-name="P153"><text:span text:style-name="T154">Esempi di spazi metrici separabili:</text:span></text:p>
      <text:list text:style-name="LFO8" text:continue-numbering="true">
        <text:list-item>
          <text:p text:style-name="P155"><text:span text:style-name="T156">Rn</text:span><text:span text:style-name="T157"><text:s/>con la metrica euclidea.</text:span></text:p>
        </text:list-item>
        <text:list-item>
          <text:p text:style-name="P158"><text:span text:style-name="T159">Cn</text:span><text:span text:style-name="T160"><text:s/>con la metrica euclidea.</text:span></text:p>
        </text:list-item>
        <text:list-item>
          <text:p text:style-name="P161"><text:span text:style-name="T162">Lo spazio delle funzioni continue<text:s/></text:span><text:span text:style-name="T163">C[a, b]</text:span><text:span text:style-name="T164"><text:s/>con la metrica dell'estremo superiore.</text:span></text:p>
        </text:list-item>
      </text:list>
      <text:p text:style-name="P165">Questo riassunto fornisce una panoramica dei concetti chiave relativi agli spazi metrici e alla topologia presentati nel documento. Per un approfondimento si consiglia di consultare il testo completo.</text:p>
      <text:p text:style-name="Normal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 Math" svg:font-family="Cambria Math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olo3" style:display-name="Titolo 3" style:family="paragraph" style:parent-style-name="Normale" style:next-style-name="Normale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olo4" style:display-name="Titolo 4" style:family="paragraph" style:parent-style-name="Normale" style:next-style-name="Normale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olo5" style:display-name="Titolo 5" style:family="paragraph" style:parent-style-name="Normale" style:next-style-name="Normale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olo6" style:display-name="Titolo 6" style:family="paragraph" style:parent-style-name="Normale" style:next-style-name="Normale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olo7" style:display-name="Titolo 7" style:family="paragraph" style:parent-style-name="Normale" style:next-style-name="Normale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olo8" style:display-name="Titolo 8" style:family="paragraph" style:parent-style-name="Normale" style:next-style-name="Normale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olo9" style:display-name="Titolo 9" style:family="paragraph" style:parent-style-name="Normale" style:next-style-name="Normale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Titolo1Carattere" style:display-name="Titolo 1 Carattere" style:family="text" style:parent-style-name="Car.predefinitoparagrafo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olo2Carattere" style:display-name="Titolo 2 Carattere" style:family="text" style:parent-style-name="Car.predefinitoparagrafo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olo3Carattere" style:display-name="Titolo 3 Carattere" style:family="text" style:parent-style-name="Car.predefinitoparagrafo">
      <style:text-properties style:font-name-asian="Times New Roman" style:font-name-complex="Times New Roman" fo:color="#0F4761" fo:font-size="14pt" style:font-size-asian="14pt" style:font-size-complex="14pt"/>
    </style:style>
    <style:style style:name="Titolo4Carattere" style:display-name="Titolo 4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0F4761"/>
    </style:style>
    <style:style style:name="Titolo5Carattere" style:display-name="Titolo 5 Carattere" style:family="text" style:parent-style-name="Car.predefinitoparagrafo">
      <style:text-properties style:font-name-asian="Times New Roman" style:font-name-complex="Times New Roman" fo:color="#0F4761"/>
    </style:style>
    <style:style style:name="Titolo6Carattere" style:display-name="Titolo 6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595959"/>
    </style:style>
    <style:style style:name="Titolo7Carattere" style:display-name="Titolo 7 Carattere" style:family="text" style:parent-style-name="Car.predefinitoparagrafo">
      <style:text-properties style:font-name-asian="Times New Roman" style:font-name-complex="Times New Roman" fo:color="#595959"/>
    </style:style>
    <style:style style:name="Titolo8Carattere" style:display-name="Titolo 8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272727"/>
    </style:style>
    <style:style style:name="Titolo9Carattere" style:display-name="Titolo 9 Carattere" style:family="text" style:parent-style-name="Car.predefinitoparagrafo">
      <style:text-properties style:font-name-asian="Times New Roman" style:font-name-complex="Times New Roman" fo:color="#272727"/>
    </style:style>
    <style:style style:name="Titolo" style:display-name="Titolo" style:family="paragraph" style:parent-style-name="Normale" style:next-style-name="Normale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oloCarattere" style:display-name="Titolo Carattere" style:family="text" style:parent-style-name="Car.predefinitoparagrafo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ttotitolo" style:display-name="Sottotitolo" style:family="paragraph" style:parent-style-name="Normale" style:next-style-name="Normale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ttotitoloCarattere" style:display-name="Sottotitolo Carattere" style:family="text" style:parent-style-name="Car.predefinitoparagraf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zione" style:display-name="Citazione" style:family="paragraph" style:parent-style-name="Normale" style:next-style-name="Normale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zioneCarattere" style:display-name="Citazione Carattere" style:family="text" style:parent-style-name="Car.predefinitoparagrafo">
      <style:text-properties fo:font-style="italic" style:font-style-asian="italic" style:font-style-complex="italic" fo:color="#404040"/>
    </style:style>
    <style:style style:name="Paragrafoelenco" style:display-name="Paragrafo elenco" style:family="paragraph" style:parent-style-name="Normale">
      <style:paragraph-properties style:contextual-spacing="true" fo:margin-left="0.5in">
        <style:tab-stops/>
      </style:paragraph-properties>
      <style:text-properties fo:hyphenate="false"/>
    </style:style>
    <style:style style:name="Enfasiintensa" style:display-name="Enfasi intensa" style:family="text" style:parent-style-name="Car.predefinitoparagrafo">
      <style:text-properties fo:font-style="italic" style:font-style-asian="italic" style:font-style-complex="italic" fo:color="#0F4761"/>
    </style:style>
    <style:style style:name="Citazioneintensa" style:display-name="Citazione intensa" style:family="paragraph" style:parent-style-name="Normale" style:next-style-name="Normale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zioneintensaCarattere" style:display-name="Citazione intensa Carattere" style:family="text" style:parent-style-name="Car.predefinitoparagrafo">
      <style:text-properties fo:font-style="italic" style:font-style-asian="italic" style:font-style-complex="italic" fo:color="#0F4761"/>
    </style:style>
    <style:style style:name="Riferimentointenso" style:display-name="Riferimento intenso" style:family="text" style:parent-style-name="Car.predefinitoparagrafo">
      <style:text-properties fo:font-weight="bold" style:font-weight-asian="bold" style:font-weight-complex="bold" fo:font-variant="small-caps" fo:color="#0F4761" fo:letter-spacing="0.0034in"/>
    </style:style>
    <style:style style:name="NormaleWeb" style:display-name="Normale (Web)" style:family="paragraph" style:parent-style-name="Normale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 fo:hyphenate="false"/>
    </style:style>
    <style:style style:name="Enfasigrassetto" style:display-name="Enfasi (grassetto)" style:family="text" style:parent-style-name="Car.predefinitoparagrafo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ROSTAGNO ANDREA</meta:initial-creator>
    <dc:creator>ROSTAGNO ANDREA</dc:creator>
    <meta:creation-date>2024-06-29T09:43:00Z</meta:creation-date>
    <dc:date>2024-06-29T09:43:00Z</dc:date>
    <meta:template xlink:href="Normal" xlink:type="simple"/>
    <meta:editing-cycles>1</meta:editing-cycles>
    <meta:editing-duration>PT0S</meta:editing-duration>
    <meta:document-statistic meta:page-count="2" meta:paragraph-count="6" meta:word-count="498" meta:character-count="3334" meta:row-count="23" meta:non-whitespace-character-count="2842"/>
  </office:meta>
</office:document-meta>
</file>